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1.447cm" svg:height="0.63cm" svg:x="13.963cm" svg:y="3.379cm" svg:viewBox="0 0 1448 631" svg:d="M0 0c477 61 846 389 1299 520l149 111">
          <text:p/>
        </draw:path>
        <draw:polyline draw:style-name="gr1" draw:text-style-name="P1" draw:layer="layout" svg:width="1.039cm" svg:height="0.11cm" draw:transform="rotate (-1.5707963267949) translate (3.676cm 1.596cm)" svg:viewBox="0 0 1040 111" draw:points="0,0 595,37 1003,74 1040,111">
          <text:p/>
        </draw:polyline>
        <draw:path draw:style-name="gr1" draw:text-style-name="P1" draw:layer="layout" svg:width="1.559cm" svg:height="1.261cm" draw:transform="rotate (-1.5707963267949) translate (5.83cm 24.248cm)" svg:viewBox="0 0 1560 1262" svg:d="M0 1262c623-81 1105-526 1412-1039l148-223">
          <text:p/>
        </draw:path>
        <draw:path draw:style-name="gr1" draw:text-style-name="P1" draw:layer="layout" svg:width="0.551cm" svg:height="1.343cm" draw:transform="rotate (1.10444435066201) translate (8.615cm 27.442cm)" svg:viewBox="0 0 552 1344" svg:d="M0 0c588 245 361 833 519 1277l33 67">
          <text:p/>
        </draw:path>
        <draw:polyline draw:style-name="gr1" draw:text-style-name="P1" draw:layer="layout" svg:width="1.076cm" svg:height="0cm" svg:x="10.806cm" svg:y="27.776cm" svg:viewBox="0 0 1077 0" draw:points="0,0 891,0 1077,0">
          <text:p/>
        </draw:polyline>
        <draw:path draw:style-name="gr1" draw:text-style-name="P1" draw:layer="layout" svg:width="1.484cm" svg:height="0cm" svg:x="14.334cm" svg:y="28.072cm" svg:viewBox="0 0 1485 1" svg:d="M0 0c495 0 989 2 1485 0">
          <text:p/>
        </draw:path>
        <draw:path draw:style-name="gr2" draw:text-style-name="P1" draw:layer="layout" svg:width="2.896cm" svg:height="0.482cm" draw:transform="rotate (-1.5707963267949) translate (11.289cm 9.506cm)" svg:viewBox="0 0 2897 483" svg:d="M0 0c771 35 1531 184 2302 223l520 111 75 149">
          <text:p/>
        </draw:path>
        <draw:path draw:style-name="gr2" draw:text-style-name="P1" draw:layer="layout" svg:width="0.593cm" svg:height="1.336cm" svg:x="9.804cm" svg:y="22.689cm" svg:viewBox="0 0 594 1337" svg:d="M0 0c355 346 607 832 594 1337">
          <text:p/>
        </draw:path>
        <draw:path draw:style-name="gr2" draw:text-style-name="P1" draw:layer="layout" svg:width="1.448cm" svg:height="0.222cm" svg:x="9.469cm" svg:y="2.636cm" svg:viewBox="0 0 1449 223" svg:d="M0 0c393 107 818-73 1189 149l260 7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08T09:05:50.908856974</dc:date>
    <meta:editing-duration>PT2M26S</meta:editing-duration>
    <meta:editing-cycles>2</meta:editing-cycles>
    <meta:generator>LibreOffice/5.1.6.2$Linux_X86_64 LibreOffice_project/10m0$Build-2</meta:generator>
    <meta:document-statistic meta:object-count="9"/>
  </office:meta>
</office:document-meta>
</file>